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C00000351B084F600B953EF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.59cm" svg:height="12.656cm" draw:z-index="0"><draw:image xlink:href="Pictures/100000000000049C00000351B084F600B953EF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